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arameter set #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SO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0469.7" calcext:value-type="float">
            <text:p>60469.7</text:p>
          </table:table-cell>
          <table:table-cell office:value-type="float" office:value="61604.1" calcext:value-type="float">
            <text:p>61604.1</text:p>
          </table:table-cell>
          <table:table-cell table:number-columns-repeated="8"/>
          <table:table-cell table:formula="of:=AVERAGE([.A5:.B5])" office:value-type="float" office:value="61036.9" calcext:value-type="float">
            <text:p>61036.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aussian-Sampl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Parameter set #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GSO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Gaussian-Sampl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1:46:01.778086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3.7.2$Linux_X86_64 LibreOffice_project/430$Build-2</meta:generator>
    <dc:date>2015-09-13T11:46:38.520486688</dc:date>
    <meta:editing-duration>PT26M58S</meta:editing-duration>
    <meta:editing-cycles>7</meta:editing-cycles>
    <meta:document-statistic meta:table-count="3" meta:cell-count="60" meta:object-count="0"/>
  </office:meta>
</office:document-meta>
</file>